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268" calcext:value-type="float">
            <text:p>268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table table:name="QuickSort" table:style-name="ta1">
        <table:table-column table:style-name="co8" table:default-cell-style-name="ce5"/>
        <table:table-column table:style-name="co1" table:number-columns-repeated="2" table:default-cell-style-name="ce8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5"/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Poids</text:p>
          </table:table-cell>
          <table:covered-table-cell table:style-name="ce1"/>
          <table:covered-table-cell table:style-name="ce3"/>
          <table:table-cell table:style-name="ce6" office:value-type="string" calcext:value-type="string" table:number-columns-spanned="3" table:number-rows-spanned="1">
            <text:p>Scores</text:p>
          </table:table-cell>
          <table:covered-table-cell table:style-name="ce1"/>
          <table:covered-table-cell table:style-name="ce3"/>
        </table:table-row>
        <table:table-row table:style-name="ro1">
          <table:table-cell table:style-name="ce4" office:value-type="string" calcext:value-type="string">
            <text:p>Catégories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2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core UFC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[.B3]*[.E3]+[.C3]*[.F3]+[.D3]*[.G3]+[.B4]*[.E4]+[.C4]*[.F4]+[.D4]*[.G4]+[.B5]*[.E5]+[.C5]*[.F5]+[.D5]*[.G5]+[.B6]*[.E6]+[.C6]*[.F6]+[.D6]*[.G6]+[.B7]*[.E7]+[.C7]*[.F7]+[.D7]*[.G7]" office:value-type="float" office:value="13" calcext:value-type="float">
            <text:p>13</text:p>
          </table:table-cell>
          <table:table-cell table:style-name="Default" table:number-columns-repeated="6"/>
        </table:table-row>
      </table:table>
      <table:table table:name="COM" table:style-name="ta1">
        <table:table-column table:style-name="co1" table:default-cell-style-name="Default"/>
        <table:table-row table:style-name="ro1">
          <table:table-cell office:value-type="float" office:value="9" calcext:value-type="float">
            <text:p>9</text:p>
          </table:table-cell>
        </table:table-row>
      </table:table>
      <table:table table:name="MI" table:style-name="ta1">
        <table:table-column table:style-name="co1" table:default-cell-style-name="Default"/>
        <table:table-row table:style-name="ro1">
          <table:table-cell table:formula="of:=171 - 5.2 * LOG([$Halstead.G2]) -0.23*[$CC.A1] -16.2 * LOG([$LOC.A1]) + 50*SIN(SQRT(2.46*[$COM.A1]/[$LOC.A1]))" office:value-type="float" office:value="136.657870508506" calcext:value-type="float">
            <text:p>136,657870508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13:32.088246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6:24:55.869962709</dc:date>
    <meta:editing-duration>PT42M34S</meta:editing-duration>
    <meta:editing-cycles>11</meta:editing-cycles>
    <meta:document-statistic meta:table-count="7" meta:cell-count="77" meta:object-count="0"/>
  </office:meta>
</office:document-meta>
</file>